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1.4138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wrap-option="no-wrap" fo:border-left="none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3"/>
        <table:table-row table:style-name="ro1">
          <table:table-cell/>
          <table:table-cell table:style-name="ce2" office:value-type="string" calcext:value-type="string">
            <text:p>NanoASV shannon</text:p>
          </table:table-cell>
          <table:table-cell table:style-name="ce2" office:value-type="string" calcext:value-type="string">
            <text:p>Nygaard shannon</text:p>
          </table:table-cell>
          <table:table-cell table:style-name="ce2" office:value-type="string" calcext:value-type="string">
            <text:p>SituSeq shan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noASV shannon</text:p>
          </table:table-cell>
          <table:table-cell office:value-type="float" office:value="1" calcext:value-type="float">
            <text:p>1</text:p>
          </table:table-cell>
          <table:table-cell office:value-type="float" office:value="0.9726359" calcext:value-type="float">
            <text:p>0.9726359</text:p>
          </table:table-cell>
          <table:table-cell office:value-type="float" office:value="0.8631368" calcext:value-type="float">
            <text:p>0.8631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ygaard shannon</text:p>
          </table:table-cell>
          <table:table-cell office:value-type="float" office:value="0.9726359" calcext:value-type="float">
            <text:p>0.9726359</text:p>
          </table:table-cell>
          <table:table-cell office:value-type="float" office:value="1" calcext:value-type="float">
            <text:p>1</text:p>
          </table:table-cell>
          <table:table-cell office:value-type="float" office:value="0.8057876" calcext:value-type="float">
            <text:p>0.80578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tuSeq shannon</text:p>
          </table:table-cell>
          <table:table-cell table:style-name="ce2" office:value-type="float" office:value="0.8631368" calcext:value-type="float">
            <text:p>0.8631368</text:p>
          </table:table-cell>
          <table:table-cell table:style-name="ce2" office:value-type="float" office:value="0.8057876" calcext:value-type="float">
            <text:p>0.805787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anoASV richness</text:p>
          </table:table-cell>
          <table:table-cell table:style-name="ce2" office:value-type="string" calcext:value-type="string">
            <text:p>Nygaard richness</text:p>
          </table:table-cell>
          <table:table-cell table:style-name="ce2" office:value-type="string" calcext:value-type="string">
            <text:p>SituSeq rich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noASV richness</text:p>
          </table:table-cell>
          <table:table-cell office:value-type="float" office:value="1" calcext:value-type="float">
            <text:p>1</text:p>
          </table:table-cell>
          <table:table-cell office:value-type="float" office:value="0.8729914" calcext:value-type="float">
            <text:p>0.8729914</text:p>
          </table:table-cell>
          <table:table-cell office:value-type="float" office:value="0.9734502" calcext:value-type="float">
            <text:p>0.9734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ygaard richness</text:p>
          </table:table-cell>
          <table:table-cell office:value-type="float" office:value="0.8729914" calcext:value-type="float">
            <text:p>0.8729914</text:p>
          </table:table-cell>
          <table:table-cell office:value-type="float" office:value="1" calcext:value-type="float">
            <text:p>1</text:p>
          </table:table-cell>
          <table:table-cell office:value-type="float" office:value="0.8679892" calcext:value-type="float">
            <text:p>0.86798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tuSeq richness</text:p>
          </table:table-cell>
          <table:table-cell table:style-name="ce2" office:value-type="float" office:value="0.9734502" calcext:value-type="float">
            <text:p>0.9734502</text:p>
          </table:table-cell>
          <table:table-cell table:style-name="ce2" office:value-type="float" office:value="0.8679892" calcext:value-type="float">
            <text:p>0.867989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2:01:11.462578604</meta:creation-date>
    <dc:date>2024-12-04T12:04:07.566449581</dc:date>
    <meta:editing-duration>PT1M18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